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74b" officeooo:paragraph-rsid="001e774b"/>
    </style:style>
    <style:style style:name="P2" style:family="paragraph" style:parent-style-name="Standard" style:list-style-name="L1">
      <style:text-properties officeooo:rsid="001e774b" officeooo:paragraph-rsid="001e774b"/>
    </style:style>
    <style:style style:name="P3" style:family="paragraph" style:parent-style-name="Standard" style:list-style-name="L1">
      <style:text-properties officeooo:rsid="001e774b" officeooo:paragraph-rsid="00237e2a"/>
    </style:style>
    <style:style style:name="P4" style:family="paragraph" style:parent-style-name="Standard" style:list-style-name="L2">
      <style:text-properties officeooo:paragraph-rsid="001fe6f5"/>
    </style:style>
    <style:style style:name="T1" style:family="text">
      <style:text-properties officeooo:rsid="001fe6f5"/>
    </style:style>
    <style:style style:name="T2" style:family="text">
      <style:text-properties officeooo:rsid="00237e2a"/>
    </style:style>
    <style:style style:name="T3" style:family="text">
      <style:text-properties officeooo:rsid="001e77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4104449" text:style-name="L1">
        <text:list-item>
          <text:p text:style-name="P2">Lier le framework-css au html</text:p>
        </text:list-item>
        <text:list-item>
          <text:p text:style-name="P3">Créer une span ou une div avec la class portant votre nom <text:span text:style-name="T1">et découvrez le résultat</text:span></text:p>
        </text:list-item>
        <text:list-item>
          <text:p text:style-name="P3"><text:span text:style-name="T2">Créer </text:span>une autre div ou span et lier l<text:span text:style-name="T2">a</text:span> à une autre class au choix.</text:p>
        </text:list-item>
      </text:list>
      <text:p text:style-name="P1"/>
      <text:p text:style-name="P1">class = Colombe</text:p>
      <text:p text:style-name="P1">class = Nicolas</text:p>
      <text:p text:style-name="P1">class = Marco</text:p>
      <text:p text:style-name="P1">class = MarieLouise</text:p>
      <text:p text:style-name="P1">class = Marie</text:p>
      <text:p text:style-name="P1">class = Thibault</text:p>
      <text:p text:style-name="P1">class = Adrien</text:p>
      <text:p text:style-name="P1">class = GuillaumeD</text:p>
      <text:p text:style-name="P1">class = Ajay</text:p>
      <text:p text:style-name="P1">class = Alex</text:p>
      <text:p text:style-name="P1">class = Liam</text:p>
      <text:p text:style-name="P1">class = Nathan</text:p>
      <text:p text:style-name="P1">class = jordan</text:p>
      <text:p text:style-name="P1">class = JF</text:p>
      <text:p text:style-name="P1">class = stephane</text:p>
      <text:p text:style-name="P1">class = Massimo</text:p>
      <text:p text:style-name="P1">class = Charlotte</text:p>
      <text:p text:style-name="P1">class = Cedric</text:p>
      <text:p text:style-name="P1">class = Guillaume</text:p>
      <text:p text:style-name="P1">class = Hakan</text:p>
      <text:p text:style-name="P1">class = Eric</text:p>
      <text:p text:style-name="P1">class = Jesse</text:p>
      <text:p text:style-name="P1">class = Geraldine</text:p>
      <text:p text:style-name="P1">class = Antoni</text:p>
      <text:p text:style-name="P1"/>
      <text:list xml:id="list3267755999" text:style-name="L2">
        <text:list-item>
          <text:p text:style-name="P4"><text:span text:style-name="T3">Créer une nouvelle feuille de style, et modifier la classe de votre camarade de formationsans ouvrir le framework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0:08:15.308666480</meta:creation-date>
    <dc:date>2018-06-11T19:43:01.829129249</dc:date>
    <meta:editing-duration>PT14M16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8" meta:word-count="130" meta:character-count="644" meta:non-whitespace-character-count="546"/>
  </office:meta>
</office:document-meta>
</file>